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ось Х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POO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0857" calcext:value-type="float">
            <text:p>0,0080857</text:p>
          </table:table-cell>
          <table:table-cell office:value-type="float" office:value="0.0120408" calcext:value-type="float">
            <text:p>0,0120408</text:p>
          </table:table-cell>
          <table:table-cell office:value-type="float" office:value="0.0120907" calcext:value-type="float">
            <text:p>0,0120907</text:p>
          </table:table-cell>
          <table:table-cell office:value-type="float" office:value="0.0044568" calcext:value-type="float">
            <text:p>0,00445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95804" calcext:value-type="float">
            <text:p>0,0195804</text:p>
          </table:table-cell>
          <table:table-cell office:value-type="float" office:value="0.0561086" calcext:value-type="float">
            <text:p>0,0561086</text:p>
          </table:table-cell>
          <table:table-cell office:value-type="float" office:value="0.0430173" calcext:value-type="float">
            <text:p>0,0430173</text:p>
          </table:table-cell>
          <table:table-cell office:value-type="float" office:value="0.0162032" calcext:value-type="float">
            <text:p>0,01620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25088" calcext:value-type="float">
            <text:p>0,0225088</text:p>
          </table:table-cell>
          <table:table-cell office:value-type="float" office:value="0.1034557" calcext:value-type="float">
            <text:p>0,1034557</text:p>
          </table:table-cell>
          <table:table-cell office:value-type="float" office:value="0.0544919" calcext:value-type="float">
            <text:p>0,0544919</text:p>
          </table:table-cell>
          <table:table-cell office:value-type="float" office:value="0.0272508" calcext:value-type="float">
            <text:p>0,02725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2869" calcext:value-type="float">
            <text:p>0,032869</text:p>
          </table:table-cell>
          <table:table-cell office:value-type="float" office:value="0.1413739" calcext:value-type="float">
            <text:p>0,1413739</text:p>
          </table:table-cell>
          <table:table-cell office:value-type="float" office:value="0.0797799" calcext:value-type="float">
            <text:p>0,0797799</text:p>
          </table:table-cell>
          <table:table-cell office:value-type="float" office:value="0.0343261" calcext:value-type="float">
            <text:p>0,0343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378647" calcext:value-type="float">
            <text:p>0,0378647</text:p>
          </table:table-cell>
          <table:table-cell office:value-type="float" office:value="0.1951023" calcext:value-type="float">
            <text:p>0,1951023</text:p>
          </table:table-cell>
          <table:table-cell office:value-type="float" office:value="0.1099989" calcext:value-type="float">
            <text:p>0,1099989</text:p>
          </table:table-cell>
          <table:table-cell office:value-type="float" office:value="0.0396292" calcext:value-type="float">
            <text:p>0,039629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496898" calcext:value-type="float">
            <text:p>0,0496898</text:p>
          </table:table-cell>
          <table:table-cell office:value-type="float" office:value="0.2273461" calcext:value-type="float">
            <text:p>0,2273461</text:p>
          </table:table-cell>
          <table:table-cell office:value-type="float" office:value="0.1355667" calcext:value-type="float">
            <text:p>0,1355667</text:p>
          </table:table-cell>
          <table:table-cell office:value-type="float" office:value="0.0441482" calcext:value-type="float">
            <text:p>0,04414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27038" calcext:value-type="float">
            <text:p>0,0927038</text:p>
          </table:table-cell>
          <table:table-cell office:value-type="float" office:value="0.42215" calcext:value-type="float">
            <text:p>0,42215</text:p>
          </table:table-cell>
          <table:table-cell office:value-type="float" office:value="0.2455735" calcext:value-type="float">
            <text:p>0,2455735</text:p>
          </table:table-cell>
          <table:table-cell office:value-type="float" office:value="0.0672837" calcext:value-type="float">
            <text:p>0,06728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2:30:09.584335737</meta:creation-date>
    <meta:generator>LibreOffice/6.4.7.2$Linux_X86_64 LibreOffice_project/40$Build-2</meta:generator>
    <dc:date>2022-05-16T22:42:15.679187705</dc:date>
    <meta:editing-duration>PT12M2S</meta:editing-duration>
    <meta:editing-cycles>9</meta:editing-cycles>
    <meta:document-statistic meta:table-count="1" meta:cell-count="40" meta:object-count="0"/>
  </office:meta>
</office:document-meta>
</file>